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5in" fo:margin-right="0in" fo:text-indent="0.4846in" style:auto-text-indent="false">
        <style:tab-stops/>
      </style:paragraph-properties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6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draw:fill="none" draw:fill-color="#ffffff" draw:opacity="100%" fo:padding-left="0.1in" fo:padding-right="0.1in" fo:padding-top="0.05in" fo:padding-bottom="0.05in" fo:border="0.74pt solid #000000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lijah Verdoorn</text:p>
      <text:p text:style-name="P2">St. Olaf College</text:p>
      <text:p text:style-name="P2">CSCI 273</text:p>
      <text:p text:style-name="P2">Programming Project 3: Linux System Calls</text:p>
      <text:p text:style-name="P2">13 December 2015</text:p>
      <text:p text:style-name="P1">Project Status:</text:p>
      <text:p text:style-name="P3">The basic assignment is complete. I have a working system call that puts a value into a custom field of the task_struct, and another system call that can pull a value out of that field for any given process ID.</text:p>
      <text:p text:style-name="Standard">Bugs:</text:p>
      <text:p text:style-name="P3">I have not encountered any bugs in the current version. In past versions, there were significant bugs that did not allow me to compile the kernel. I was forced to take the dramatic step of starting over with a new virtual machine in order to make any progress.</text:p>
      <text:p text:style-name="Standard">Experience Overview:</text:p>
      <text:p text:style-name="P4">This project was a good exploration of the kernel. I enjoyed the freedom to explore aspects of the kernel. I have not had the chance to work with such a large body of code before, so this was a first time experience for me. I enjoyed the opportunity also to use VMs and be a root user, giving me the ability to find the tools that work well for me when working in the command line. I found that the fish shell was helpful, giving me some features that allowed me to work quickly. I also became more familiar with the use of command line emacs, which I had used before but not to the same extent. I enjoyed being able to be the one to find the solution to the ssh problem as well, helping many in the class be able to work in a resizable terminal.</text:p>
      <text:p text:style-name="P4">The problems that I encountered during the project were strange and I still do not know the source of the errors. The mkpatch script that we used allowed me to get a summary of the changes that I made to the kernel, none of which gave me any useful information. They summarized the changes I made to the config file using the localmodconfig script and the menuconfig script, as well as edits to /kernel/sys.c, /arch/x86/syscalls/syscall_32.tbl, and </text:p>
      <text:p text:style-name="P4">Overall I enjoyed the project and believe that I learned a good deal about not only the linux kernel itself, but also the process of working with a large body of code. This forced me to abandon my usual workflow of rapid testing and programming with frequent edits to a more thoughtful and careful style. This workflow was much better suited to the long compile times that linux required.</text:p>
      <text:p text:style-name="P4">The system calls that I created each taught me different things. The first one, a simple copy of getpid() taught me how to implement a new system call, and the value in being careful with implementation.</text:p>
      <text:p text:style-name="P4">The second and third system calls were where I encountered problems. I am still unsure what the errors were, but once I was able to work and test my code I found that I learned a lot. These calls required me to research the location of the task_struct definition, how to convert an int to a pid_t value, the various functions that are associated with the calling and managing of processes, and finally how to extend a struct without breaking the kernel (Adding the field at the beginning was a bad idea!). </text:p>
      <text:p text:style-name="P4">The project was a good learning experience and I look forward to watching the kernel develop in future, even if I do not make active contributions to it.</text:p>
      <text:p text:style-name="P4"><draw:frame draw:style-name="fr1" draw:name="Text Box 2" text:anchor-type="paragraph" svg:x="0.0972in" svg:y="0.122in" svg:width="6.8854in" style:rel-width="scale" svg:height="2.478in" style:rel-height="scale" draw:z-index="0"><draw:text-box><text:p text:style-name="Standard">I pledge my honor that I have neither given nor received assistance on this programming project, except as explicitly stated on this page, and that I have seen no dishonest work.</text:p><text:p text:style-name="Standard"/><text:p text:style-name="Standard">Signed ___________________________________________________________________</text:p><text:p text:style-name="Standard">[ <text:s/>] I have intentionally not signed the pledge (check only if appropriate)</text:p><text:p text:style-name="Standard"/><text:p text:style-name="Standard">Resources Used:</text:p><text:p text:style-name="P3">- <text:a xlink:type="simple" xlink:href="http://www.die.net/" office:target-frame-name="_top" xlink:show="replace" text:style-name="Internet_20_link" text:visited-style-name="Visited_20_Internet_20_Link">http://www.die.net/</text:a> for descriptions of system calls</text:p><text:p text:style-name="P3">- <text:a xlink:type="simple" xlink:href="http://lxr.free-electrons.com/source/?v=4.1" office:target-frame-name="_top" xlink:show="replace" text:style-name="Internet_20_link" text:visited-style-name="Visited_20_Internet_20_Link">http://lxr.free-electrons.com/source/?v=4.1</text:a> for easily searching the kernel source files</text:p><text:p text:style-name="P3">- Piazza posts by students and professor</text:p><text:p text:style-name="P3">- Meeting with RAB 12/11/15 about potential causes of compilation errors</text:p><text:p text:style-name="Normal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2$Linux_X86_64 LibreOffice_project/40$Build-2</meta:generator>
    <meta:initial-creator>Elijah Verdoorn</meta:initial-creator>
    <dc:creator>Elijah Verdoorn</dc:creator>
    <meta:creation-date>2015-12-14T00:25:00Z</meta:creation-date>
    <dc:date>2015-12-15T10:29:22.886648255</dc:date>
    <meta:print-date>2015-12-14T00:35:00Z</meta:print-date>
    <meta:editing-cycles>6</meta:editing-cycles>
    <meta:editing-duration>PT3H40M54S</meta:editing-duration>
    <meta:document-statistic meta:table-count="0" meta:image-count="0" meta:object-count="0" meta:page-count="3" meta:paragraph-count="24" meta:word-count="640" meta:character-count="3649" meta:non-whitespace-character-count="3030"/>
    <meta:template xlink:type="simple" xlink:actuate="onRequest" xlink:title="" xlink:href="../../../../../../tmp/cover%20page%20pp3.odt/Normal"/>
  </office:meta>
</office:document-meta>
</file>